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61188"/>
    </style:style>
    <style:style style:name="P2" style:family="paragraph" style:parent-style-name="Text_20_body">
      <style:paragraph-properties fo:text-align="center" style:justify-single-word="false"/>
      <style:text-properties style:text-position="0% 100%" officeooo:rsid="00373677" officeooo:paragraph-rsid="00161188"/>
    </style:style>
    <style:style style:name="P3" style:family="paragraph" style:parent-style-name="Standard">
      <style:text-properties officeooo:rsid="002875b6" officeooo:paragraph-rsid="00161188"/>
    </style:style>
    <style:style style:name="P4" style:family="paragraph" style:parent-style-name="Standard">
      <style:text-properties style:text-underline-style="none" officeooo:rsid="004a4ed7" officeooo:paragraph-rsid="00161188"/>
    </style:style>
    <style:style style:name="P5" style:family="paragraph" style:parent-style-name="Standard">
      <style:text-properties style:text-underline-style="none" officeooo:rsid="004b1717" officeooo:paragraph-rsid="00161188"/>
    </style:style>
    <style:style style:name="P6" style:family="paragraph" style:parent-style-name="Standard">
      <style:text-properties style:text-underline-style="none" officeooo:rsid="004bd1ab" officeooo:paragraph-rsid="00161188"/>
    </style:style>
    <style:style style:name="P7" style:family="paragraph" style:parent-style-name="Standard">
      <style:text-properties style:text-underline-style="none" fo:font-weight="normal" officeooo:rsid="004bd1ab" officeooo:paragraph-rsid="0016118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4d67ee" officeooo:paragraph-rsid="00161188" style:font-weight-asian="normal" style:font-weight-complex="normal"/>
    </style:style>
    <style:style style:name="P9" style:family="paragraph" style:parent-style-name="Standard">
      <style:text-properties officeooo:rsid="004b1717" officeooo:paragraph-rsid="00161188"/>
    </style:style>
    <style:style style:name="P10" style:family="paragraph" style:parent-style-name="Standard">
      <style:text-properties style:font-name="Dudu Cyryllic" style:text-underline-style="none" officeooo:rsid="004b1717" officeooo:paragraph-rsid="00161188"/>
    </style:style>
    <style:style style:name="P11" style:family="paragraph" style:parent-style-name="Standard">
      <style:text-properties style:font-name="Liberation Serif" fo:font-style="italic" style:text-underline-style="none" officeooo:rsid="004b1717" officeooo:paragraph-rsid="00161188" style:font-style-asian="italic" style:font-style-complex="italic"/>
    </style:style>
    <style:style style:name="P12" style:family="paragraph" style:parent-style-name="Standard">
      <style:text-properties style:font-name="Liberation Serif" fo:font-style="italic" style:text-underline-style="none" fo:font-weight="normal" officeooo:rsid="00a6bcfd" officeooo:paragraph-rsid="00161188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iberation Serif" fo:font-style="italic" fo:font-weight="normal" officeooo:rsid="00a6bcfd" officeooo:paragraph-rsid="00161188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iberation Serif" fo:font-style="italic" officeooo:rsid="0026e4e3" officeooo:paragraph-rsid="00161188" style:font-style-asian="italic" style:font-style-complex="italic"/>
    </style:style>
    <style:style style:name="P15" style:family="paragraph" style:parent-style-name="Standard">
      <style:text-properties fo:font-weight="normal" officeooo:rsid="004bd1ab" officeooo:paragraph-rsid="00161188" style:font-weight-asian="normal" style:font-weight-complex="normal"/>
    </style:style>
    <style:style style:name="P16" style:family="paragraph" style:parent-style-name="Standard">
      <style:text-properties officeooo:rsid="002680e2" officeooo:paragraph-rsid="00161188"/>
    </style:style>
    <style:style style:name="P17" style:family="paragraph" style:parent-style-name="Standard">
      <style:text-properties officeooo:rsid="0026e4e3" officeooo:paragraph-rsid="00161188"/>
    </style:style>
    <style:style style:name="T1" style:family="text">
      <style:text-properties officeooo:rsid="0163ce55"/>
    </style:style>
    <style:style style:name="T2" style:family="text">
      <style:text-properties style:text-position="0% 100%" officeooo:rsid="00373677"/>
    </style:style>
    <style:style style:name="T3" style:family="text">
      <style:text-properties style:text-position="0% 100%" style:font-name="DoloresCyr" officeooo:rsid="00373677"/>
    </style:style>
    <style:style style:name="T4" style:family="text">
      <style:text-properties officeooo:rsid="016301ed"/>
    </style:style>
    <style:style style:name="T5" style:family="text">
      <style:text-properties officeooo:rsid="021ebee7"/>
    </style:style>
    <style:style style:name="T6" style:family="text">
      <style:text-properties officeooo:rsid="0379314a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16301ed"/>
    </style:style>
    <style:style style:name="T9" style:family="text">
      <style:text-properties style:text-underline-style="none" officeooo:rsid="021ebee7"/>
    </style:style>
    <style:style style:name="T10" style:family="text">
      <style:text-properties style:text-underline-style="none" officeooo:rsid="004bd1ab"/>
    </style:style>
    <style:style style:name="T11" style:family="text">
      <style:text-properties style:text-underline-style="none" officeooo:rsid="0220237e"/>
    </style:style>
    <style:style style:name="T12" style:family="text">
      <style:text-properties style:text-underline-style="none" officeooo:rsid="004d67ee"/>
    </style:style>
    <style:style style:name="T13" style:family="text">
      <style:text-properties officeooo:rsid="0220237e"/>
    </style:style>
    <style:style style:name="T14" style:family="text">
      <style:text-properties officeooo:rsid="00527266"/>
    </style:style>
    <style:style style:name="T15" style:family="text">
      <style:text-properties officeooo:rsid="022ef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2">*** <text:s text:c="2"/></text:span><text:span text:style-name="T3"><text:s/></text:span><text:bookmark-start text:name="против течения"/><text:span text:style-name="T3">против течения</text:span><text:bookmark-end text:name="против течения"/><text:span text:style-name="T2"> <text:s text:c="2"/>***</text:span></text:h>
      <text:p text:style-name="P2"/>
      <text:p text:style-name="P4">Домохозяйка любила цитировать своего покойного мужа и часто бух<text:span text:style-name="T4">á</text:span>ла со своим подругами ветеранками; но не на кухне, а за шторками своей комнаты, а я сидел в своей и ни во что не вмешивался — красиво жить не запретишь.</text:p>
      <text:p text:style-name="P4">С Декабристами 13 я полностью не порывал — пришлось попросить моего отца, чтобы сделал мне в Рембазе стойку и трубочку с креплениями, а моя мать пошила из дешёвого материала стенки и получился ситцевый гардероб, как когда-то в прихожей на Объекте. </text:p>
      <text:p text:style-name="P4">Но с той поры передовые технологии шагнули далеко вперёд и я накрыл его лёгким куском толстого пенопласта, которым утепляют вагоны на заводе КПВРЗ.</text:p>
      <text:p text:style-name="P4"/>
      <text:p text:style-name="P4">Явочной моя квартира так и не стала — конспираторы не появлялись. Поэтому я стал считать её кельей монаха-затворника, но мне она нравилась, особенно черно-белая кора могучей берёзы за окном; иногда я отвлекался от перевод<text:span text:style-name="T5">ов</text:span> и просто смотрел на неё.</text:p>
      <text:p text:style-name="P4"/>
      <text:p text:style-name="P4">Моя мать в сопровождении отца приходила <text:span text:style-name="T6">увидеть</text:span> как я обустроился. <text:s/></text:p>
      <text:p text:style-name="P4">Она и Прасковья смерили друг друга непримиримыми взглядами на кухне. Потом мои родители повздыхали, стоя <text:s/>под висящей из потолка голой лампочкой на провóдке. </text:p>
      <text:p text:style-name="P4">Я отвечал односложно, <text:span text:style-name="T4">н</text:span>о вежливо и они ушли.</text:p>
      <text:p text:style-name="P4"/>
      <text:p text:style-name="P4">В начале осени посреди недели приехала Ира из Нежина. Она нашла нашу стройку <text:span text:style-name="T6">Н</text:span>а Семи Ветрах, я переоделся в вагончике и мы ушли.</text:p>
      <text:p text:style-name="P4">Мне всегда нравился её романтически широкий плащ ниже колен.</text:p>
      <text:p text:style-name="P4">Мы сходили в гости к Ляльке. Его жена, Валентина, с облегчением обрадовалась, что у нас всё хорошо.</text:p>
      <text:p text:style-name="P9"><text:span text:style-name="T7">Пару ра</text:span><text:span text:style-name="T8">з</text:span><text:span text:style-name="T7">, когда у нас с Ирой случались размолвки и она приезжала потом из Нежина, то просила Валентину съездить за мной на Посёлок. </text:span><text:span text:style-name="T9">И в результате</text:span><text:span text:style-name="T7"> мы с Ирой мирились на диване с жёстким ковром в гостиной Валентины и Ляльки.</text:span></text:p>
      <text:p text:style-name="P5"/>
      <text:p text:style-name="P5"><text:span text:style-name="T6">Х</text:span>о<text:span text:style-name="T6">тя</text:span> «размолвки» слишком громко сказано, просто иногда на Иру находило настроение покричать.</text:p>
      <text:p text:style-name="P5">Почему я такой некрасивый?!</text:p>
      <text:p text:style-name="P5">Это когда мы сходили на какую-то комедию четвёртого творческого объединения с голубоватым оттенком.</text:p>
      <text:p text:style-name="P5">Или — никому они не нужны, эти твои переводы!</text:p>
      <text:p text:style-name="P5">Но ссор между нами не получалось, потому что я её косноязычно уговаривал, что это же не наша роль, мы чужие слова повторяем.</text:p>
      <text:p text:style-name="P5">Тупо так выходит; сам-то, вроде, и понимаю, а высказать не могу.</text:p>
      <text:p text:style-name="P5"/>
      <text:p text:style-name="P5">Только один раз я себя неправильно повёл, когда привёз получку из СМП-615 и положил возле трюмо.</text:p>
      <text:p text:style-name="P5">Ира спросила сколько там и начала кричать, что разве это деньги? Ей таких денег не надо!</text:p>
      <text:p text:style-name="P5">Тогда я взял эту тощую стопочку, но мелочиться не стал, а порвал ровно надвое и выбросил в форточку.</text:p>
      <text:p text:style-name="P5">Пока Ира во двор выскакивала, я себе места не находил и <text:span text:style-name="T4">проклинал</text:span> сво<text:span text:style-name="T4">ю</text:span> глуп<text:span text:style-name="T4">ую</text:span> несдержанност<text:span text:style-name="T4">ь</text:span>.</text:p>
      <text:p text:style-name="P5">В следующий мой приезд Ира <text:s/>с какой-то стыдливостью сказала, что банк принимает склеенные купюры.</text:p>
      <text:p text:style-name="P10"/>
      <text:p text:style-name="P11"><text:span text:style-name="T4">(...и</text:span> это правильно, ведь банку тоже деньги нужны, а 70 руб. на дороге не валяются; <text:span text:style-name="T5">разве </text:span><text:soft-page-break/><text:span text:style-name="T5">что</text:span> под форточкой первого этажа, да и то в порванном состоянии...<text:span text:style-name="T4">)</text:span></text:p>
      <text:p text:style-name="P11"/>
      <text:p text:style-name="P5">Меня конкретно удивило плохое качество бумаги применяемой для печатания денег. <text:s/>Допустим, нарезать из газеты такое же количество бумажек — труднее было бы порвать, чем ту получку. </text:p>
      <text:p text:style-name="P5">Буквально сами собой <text:span text:style-name="T4">раз <text:s/></text:span>и —<text:span text:style-name="T4"> </text:span>надвое...</text:p>
      <text:p text:style-name="P9"/>
      <text:p text:style-name="P5">Потом мы ещё зашли в новый Дом Культуры завода КПВРЗ, рядом с Базаром. </text:p>
      <text:p text:style-name="P9"><text:span text:style-name="T10">Говорят на строительство затрачено шесть миллионов рублей. Директором </text:span><text:span text:style-name="T8">в нём</text:span><text:span text:style-name="T10"> Бомштейн стал — перешёл из Лунатика. </text:span></text:p>
      <text:p text:style-name="P6">Там на втором этаже бар и танцзал со столиками.</text:p>
      <text:p text:style-name="P6">Когда мы пришли ко мне на квартиру, Прасковья как раз выпроваживала свою оргию вековух. Я представил её и Иру друг другу на кухне.</text:p>
      <text:p text:style-name="P6">Домохозяйка внимательно её осмотрела и, по-моему, ей тоже плащ Иры понравился. </text:p>
      <text:p text:style-name="P6">Она её даже вдруг поцеловала, а потом и меня заодно и ушла спать к себе за шторки.</text:p>
      <text:p text:style-name="P6">Ира хоть и состроила гримаску непонимания, но не посмела воспротивиться, а мне так и всё равно.</text:p>
      <text:p text:style-name="P6"/>
      <text:p text:style-name="P6">Однажды мы с ней ехали в электричке и меня начал клеить сидевший напротив голубой. </text:p>
      <text:p text:style-name="P6">Ира так разъярилась! Даже пререкаться с ним начала. </text:p>
      <text:p text:style-name="P6">А мне просто смешно, я ж к ним безразличен; меня вон папа Саши Чалова в щёчку целовал, <text:span text:style-name="T6">а </text:span>теперь <text:span text:style-name="T6">вот </text:span>полуподвыпившая Хвост. </text:p>
      <text:p text:style-name="P6">Какая разница?</text:p>
      <text:p text:style-name="P6"><text:span text:style-name="T13">Но з</text:span>а всю свою жизнь мне не доводилось ощутить более <text:span text:style-name="T14">сладостного, вожделеюще </text:span>нежного и, вместе с тем, столь жадно <text:span text:style-name="T14">льнущего</text:span> <text:span text:style-name="T14">и облегающего </text:span>влагалища, чем в ту ночь; даже и с Ирой<text:span text:style-name="T4"> у меня такое было в первый и последний раз</text:span>.</text:p>
      <text:p text:style-name="P6">Что стало решающим фактором? </text:p>
      <text:p text:style-name="P6">Обстановка монастырской кельи, или <text:span text:style-name="T15">двойной </text:span>поцелуй от Прасковьи Хвост?</text:p>
      <text:p text:style-name="P12"/>
      <text:p text:style-name="P12"><text:span text:style-name="T4">(...н</text:span>а некоторые вопросы я так и не смогу узнать ответа. </text:p>
      <text:p text:style-name="P12">Никогда...<text:span text:style-name="T4">)</text:span></text:p>
      <text:p text:style-name="P13"/>
      <text:p text:style-name="P7">Осенью меня послали в командировку на станцию Ворожба, <text:span text:style-name="T13">где шло</text:span> строительство 3-этажного Дома Связи. </text:p>
      <text:p text:style-name="P7">Коробка и крыша уже готовы были <text:span text:style-name="T6">и</text:span> <text:span text:style-name="T6">мне</text:span> там <text:span text:style-name="T6">досталась кладка </text:span>перегород<text:span text:style-name="T6">ок</text:span>. </text:p>
      <text:p text:style-name="P7">И там же я ещё раз убедился, что <text:s/>организм <text:span text:style-name="T6">человека </text:span>во много раз умнее, чем он сам.</text:p>
      <text:p text:style-name="P7"/>
      <text:p text:style-name="P7">Между вторым и третьим этажами <text:span text:style-name="T4">здания</text:span> дв<text:span text:style-name="T4">е</text:span> лестничны<text:span text:style-name="T4">е</text:span> <text:span text:style-name="T4">клетки</text:span>, в одно<text:span text:style-name="T4">й</text:span> успели уже положить наборные ступени, а во второ<text:span text:style-name="T4">й</text:span> нет. </text:p>
      <text:p text:style-name="P7"><text:span text:style-name="T6">П</text:span>одыма<text:span text:style-name="T6">ясь</text:span> в первый раз, <text:span text:style-name="T6">я </text:span>не знал об этом, смотрю — впереди ступенек нет, только наклонный швеллер <text:span text:style-name="T4">под будущий пролёт </text:span>до площадки проложен.</text:p>
      <text:p text:style-name="P7">Спускаться и идти на другой <text:s/>конец здания, где лестница готова полностью, я поленился и решил подняться по швеллеру. Ширины в 10 см вполне достаточно.</text:p>
      <text:p text:style-name="P7">Я повернулся боком и, встав лицом к стене, сделал пару острожных шагов вверх.</text:p>
      <text:p text:style-name="P7">Тут мне и открылась моя ошибка — швеллер положен слишком близко к стене и мой центр тяжести совпадает с её гранью, чуть отклонюсь и, по законам физики, <text:s/>рухну вниз с ускорением свободного падения на груды кирпичного боя и криво торчащие прутья арматуры. </text:p>
      <text:p text:style-name="P7"><text:span text:style-name="T13">Однако, </text:span>нача<text:span text:style-name="T4">в</text:span> восхождения по швеллеру, я <text:span text:style-name="T4">уже </text:span>не мог <text:s/>сделать т<text:span text:style-name="T13">акие же</text:span> два шага обратно — стена не позволяла <text:span text:style-name="T4">даже </text:span>лицо развернуть <text:span text:style-name="T13">вспять</text:span>, настолько зашкаливал <text:s/>центр тяжести.</text:p>
      <text:p text:style-name="P7">Я прижался к стене из красного кирпича как к чему-то самому родному и близкому и увидел незабываемую картину.</text:p>
      <text:p text:style-name="P7"><text:soft-page-break/>Кисти моих рук превратились в крохотных осьминогов; каждый палец жил особой жизнью, изгибался <text:s/>во всех направлениях и отыскивал расселины между кирпичинами.</text:p>
      <text:p text:style-name="P7">Когда руки вцеплялись как надо, я <text:span text:style-name="T4">подтягивался и </text:span>осторожно протаскивал ступни ног вверх по наклонному швеллеру. </text:p>
      <text:p text:style-name="P15"><text:span text:style-name="T7">Так мы и выбрались. Но я до сих пор уверен, что если б швы кладки в той стене были заполнены </text:span><text:span text:style-name="T11">правильно, </text:span><text:span text:style-name="T7">как пол</text:span><text:span text:style-name="T11">агается</text:span><text:span text:style-name="T7">, а не «гоним-гоним!», </text:span><text:span text:style-name="T12">то фиг бы меня спасли даже внутренние резервы организма.</text:span></text:p>
      <text:p text:style-name="P8">Из последовавшего прилива волны адреналина я понял за что скалолазы любят горы, но я бы так не рисковал.</text:p>
      <text:p text:style-name="P16"/>
      <text:p text:style-name="P17">В ту зиму всю Профессийную перекопали; по слухам для прокладки канализации, но получился длинный котлован в полкилометра и глубиной метра в четыре, местами <text:span text:style-name="T4">его</text:span> пересе<text:span text:style-name="T4">кал</text:span> толсты<text:span text:style-name="T4">й</text:span> подземны<text:span text:style-name="T4">й</text:span> кабел<text:span text:style-name="T13">ь</text:span> телефонной связи, <text:span text:style-name="T4">который оказался вдруг висящим в воздухе поперёк котлована</text:span>. <text:span text:style-name="T1">А глубоко</text:span> внизу, <text:span text:style-name="T1">на дне,</text:span> даже бульдозер работал и <text:span text:style-name="T1">туда </text:span>заезжали КАМАЗы с гравием.</text:p>
      <text:p text:style-name="P17"><text:span text:style-name="T1">Только в</text:span>доль бетонной стены завода КПВРЗ оста<text:span text:style-name="T1">ва</text:span>лся метровый выступ с тропкой протоптанной по холмистым грудам грунта.</text:p>
      <text:p text:style-name="P17">По этой тропке я и шёл с целлофановым пакетом: вверх-вниз, вверх-вниз. </text:p>
      <text:p text:style-name="P17">Когда я увидал идущую впереди девочку в пальто из ткани в крупную жёлтую и серую клетку, то понял — дальше мне нельзя. Это не мой путь. </text:p>
      <text:p text:style-name="P17">Тут, к счастью, подвернулся телефонный кабель провисающий над котлованом до его другой стены. Я свернул на него и пошёл, не замедляя походки. Мне даже не мешало, что в одной руке пакет.</text:p>
      <text:p text:style-name="P17">Но метра через два случилась обычная история. </text:p>
      <text:p text:style-name="P17">Я начал усомняться — разве я канатоходец, чтоб<text:span text:style-name="T13">ы</text:span> ходить по кабелям? </text:p>
      <text:p text:style-name="P14"/>
      <text:p text:style-name="P14"><text:span text:style-name="T1">(...и</text:span>з-за такого же вот сомнения Симон, он же Камень, вместо прогулки по воде начал в неё проваливаться...<text:span text:style-name="T1">)</text:span></text:p>
      <text:p text:style-name="P14"/>
      <text:p text:style-name="P3">Кабель затрепетал, стал ходить ходуном, <text:span text:style-name="T13">всё </text:span>увеличивая амплитуду; я взмахнул руками и полетел вниз.</text:p>
      <text:p text:style-name="P3">Хорошо, что пролетая <text:span text:style-name="T13">мимо</text:span>, <text:span text:style-name="T13">я</text:span> успел уцепиться руками за кабель.</text:p>
      <text:p text:style-name="P3">Повисев пару секунд, я отпустился и, как парашютист, спрыгнул на дно котлована. </text:p>
      <text:p text:style-name="P3">Там я склонился над распростёртым лицом проститутки в широкополой шляпе с красным подбоем.</text:p>
      <text:p text:style-name="P3">Она смотрела вверх мимо меня.</text:p>
      <text:p text:style-name="P3">Откуда здесь проститутка на снегу? Зачем тут я?</text:p>
      <text:p text:style-name="P3">С ней понятно — при падении вылетела из целлофана. </text:p>
      <text:p text:style-name="P3"><text:span text:style-name="T1">А</text:span> я тут <text:span text:style-name="T1">тоже </text:span>правильно — мой путь закончился на том кабеле; отсюда начинается другой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oloresCyr" svg:font-family="DoloresCyr" style:font-pitch="variable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39:14.864102709</meta:creation-date>
    <dc:date>2017-03-03T11:39:20.99934467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2" meta:word-count="1242" meta:character-count="7720" meta:non-whitespace-character-count="6497"/>
    <meta:generator>LibreOffice/4.3.3.2$Linux_x86 LibreOffice_project/430m0$Build-2</meta:generator>
  </office:meta>
</office:document-meta>
</file>